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072e" officeooo:paragraph-rsid="001b072e"/>
    </style:style>
    <style:style style:name="P2" style:family="paragraph" style:parent-style-name="Standard">
      <style:text-properties officeooo:rsid="001e98e0" officeooo:paragraph-rsid="001e98e0"/>
    </style:style>
    <style:style style:name="P3" style:family="paragraph" style:parent-style-name="Table_20_Contents">
      <style:text-properties officeooo:rsid="001b072e" officeooo:paragraph-rsid="001b072e"/>
    </style:style>
    <style:style style:name="P4" style:family="paragraph" style:parent-style-name="Table_20_Contents">
      <style:text-properties officeooo:rsid="001b5be3" officeooo:paragraph-rsid="001b5be3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b072e" officeooo:paragraph-rsid="001b072e"/>
    </style:style>
    <style:style style:name="P6" style:family="paragraph" style:parent-style-name="Standard" style:list-style-name="L1">
      <style:text-properties officeooo:rsid="001e98e0" officeooo:paragraph-rsid="001e98e0"/>
    </style:style>
    <style:style style:name="P7" style:family="paragraph" style:parent-style-name="Standard">
      <style:text-properties officeooo:rsid="001e98e0" officeooo:paragraph-rsid="001e98e0"/>
    </style:style>
    <style:style style:name="P8" style:family="paragraph" style:parent-style-name="Standard">
      <style:text-properties officeooo:rsid="001f8944" officeooo:paragraph-rsid="001f8944"/>
    </style:style>
    <style:style style:name="P9" style:family="paragraph" style:parent-style-name="Standard">
      <style:text-properties fo:font-weight="bold" officeooo:rsid="001f838d" officeooo:paragraph-rsid="001f838d" style:font-weight-asian="bold" style:font-weight-complex="bold"/>
    </style:style>
    <style:style style:name="P10" style:family="paragraph" style:parent-style-name="Standard">
      <style:text-properties officeooo:rsid="002027e2" officeooo:paragraph-rsid="002027e2"/>
    </style:style>
    <style:style style:name="P11" style:family="paragraph" style:parent-style-name="Standard">
      <style:text-properties style:font-name="Courier 10 Pitch" fo:font-size="11pt" officeooo:rsid="002027e2" officeooo:paragraph-rsid="002027e2" style:font-size-asian="11pt" style:font-size-complex="11pt"/>
    </style:style>
    <style:style style:name="P12" style:family="paragraph" style:parent-style-name="Standard">
      <style:text-properties style:font-name="Liberation Serif" fo:font-size="12pt" fo:font-weight="bold" officeooo:rsid="002169b5" officeooo:paragraph-rsid="002169b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e98e0" officeooo:paragraph-rsid="001e98e0"/>
    </style:style>
    <style:style style:name="T1" style:family="text">
      <style:text-properties fo:font-style="italic" officeooo:rsid="001f8944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chmarking for FPS on Laptop and Mobile Device</text:p>
      <text:p text:style-name="P1"/>
      <text:p text:style-name="P1">Parameters used: physics_accuracy</text:p>
      <text:p text:style-name="P1"/>
      <text:p text:style-name="P1">The fps value is averaged over 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physics_accuracy</text:p>
          </table:table-cell>
          <table:table-cell table:style-name="Table1.A1" office:value-type="string">
            <text:p text:style-name="P3">Laptop</text:p>
          </table:table-cell>
          <table:table-cell table:style-name="Table1.C1" office:value-type="string">
            <text:p text:style-name="P3">Mobile Device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>60 +- 2</text:p>
          </table:table-cell>
          <table:table-cell table:style-name="Table1.C2" office:value-type="string">
            <text:p text:style-name="P4">24</text:p>
          </table:table-cell>
        </table:table-row>
        <table:table-row>
          <table:table-cell table:style-name="Table1.A2" office:value-type="string">
            <text:p text:style-name="P4">55</text:p>
          </table:table-cell>
          <table:table-cell table:style-name="Table1.A2" office:value-type="string">
            <text:p text:style-name="P4">22</text:p>
          </table:table-cell>
          <table:table-cell table:style-name="Table1.C2" office:value-type="string">
            <text:p text:style-name="P4">7</text:p>
          </table:table-cell>
        </table:table-row>
        <table:table-row>
          <table:table-cell table:style-name="Table1.A2" office:value-type="string">
            <text:p text:style-name="P4">165</text:p>
          </table:table-cell>
          <table:table-cell table:style-name="Table1.A2" office:value-type="string">
            <text:p text:style-name="P4">10</text:p>
          </table:table-cell>
          <table:table-cell table:style-name="Table1.C2" office:value-type="string">
            <text:p text:style-name="P4">3</text:p>
          </table:table-cell>
        </table:table-row>
      </table:table>
      <text:p text:style-name="P1"/>
      <text:p text:style-name="P1"/>
      <text:p text:style-name="P1"/>
      <text:p text:style-name="P5"/>
      <text:p text:style-name="P1"/>
      <text:p text:style-name="P2">Simulation split between server and client. Various approaches:</text:p>
      <text:p text:style-name="P2"/>
      <text:list xml:id="list6045814613345613437" text:style-name="L1">
        <text:list-item>
          <text:p text:style-name="P6">Server calls the update function every 1000/60 ms. Client does the draw. <text:span text:style-name="T1">(cloth_client_s, cloth_server_s)</text:span></text:p>
          <text:list>
            <text:list-item>
              <text:p text:style-name="P6">Needs acknowledgement to verify that the client has received the data before doing another update.</text:p>
            </text:list-item>
          </text:list>
        </text:list-item>
        <text:list-item>
          <text:p text:style-name="P6">Client calls the server to update the cloth as soon as the current drawing is done. <text:span text:style-name="T1">(cloth_client_c, cloth_server_c)</text:span></text:p>
          <text:list>
            <text:list-item>
              <text:p text:style-name="P6">No need for acknowledgement since the client is responsible for calling the update event.</text:p>
            </text:list-item>
            <text:list-item>
              <text:p text:style-name="P6">Is not dependent on browsers animation rate. Is dependent on when the function is processed.</text:p>
            </text:list-item>
          </text:list>
        </text:list-item>
      </text:list>
      <text:p text:style-name="P2"/>
      <text:p text:style-name="P10">Only necessary data is passed over the network, i.e. x and y co-ordinates of the point and the x and y coordinates of the constraint points.</text:p>
      <text:p text:style-name="P10"/>
      <text:p text:style-name="P10"/>
      <text:p text:style-name="P11">// Point data structure to pass to client</text:p>
      <text:p text:style-name="P11">var SerializedPoint = function (point){</text:p>
      <text:p text:style-name="P11"><text:s text:c="4"/>this.index = point.index;</text:p>
      <text:p text:style-name="P11"><text:s text:c="4"/>this.x = point.x;</text:p>
      <text:p text:style-name="P11"><text:s text:c="4"/>this.y = point.y;</text:p>
      <text:p text:style-name="P11"><text:s text:c="4"/>this.constraints = [];</text:p>
      <text:p text:style-name="P11"><text:s text:c="4"/>var i = point.constraints.length;</text:p>
      <text:p text:style-name="P11"><text:s text:c="4"/>while(i--){</text:p>
      <text:p text:style-name="P11"><text:s text:c="8"/>this.constraints[i] = {x: point.constraints[i].p2.x, y: point.constraints[i].p2.y};</text:p>
      <text:p text:style-name="P11"><text:s text:c="4"/>}</text:p>
      <text:p text:style-name="P11">};</text:p>
      <text:p text:style-name="P11"/>
      <text:p text:style-name="P11">var SerializedCloth = function(){</text:p>
      <text:p text:style-name="P11"/>
      <text:p text:style-name="P11"><text:s text:c="4"/>this.points = [];</text:p>
      <text:p text:style-name="P11">};</text:p>
      <text:p text:style-name="P10"><text:soft-page-break/></text:p>
      <text:p text:style-name="P9">Latency: ~110 ms.</text:p>
      <text:p text:style-name="P9">Data size: ~700 Kb per update call. ~6-7 MB per second.</text:p>
      <text:p text:style-name="P2"/>
      <text:p text:style-name="P13"/>
      <text:p text:style-name="P8"/>
      <text:p text:style-name="P8">Change the serialization approach. Use an array of numbers instead of objects.</text:p>
      <text:p text:style-name="P10">// Point data structure to pass to client</text:p>
      <text:p text:style-name="P10"/>
      <text:p text:style-name="P11">function create_point(point){</text:p>
      <text:p text:style-name="P11"><text:s text:c="4"/>var serializedPoint = [];</text:p>
      <text:p text:style-name="P11"><text:s text:c="4"/>serializedPoint[0] = point.x;</text:p>
      <text:p text:style-name="P11"><text:s text:c="4"/>serializedPoint[1] = point.y;</text:p>
      <text:p text:style-name="P11"><text:s text:c="4"/>j = 2;</text:p>
      <text:p text:style-name="P11"><text:s text:c="4"/>var i = point.constraints.length;</text:p>
      <text:p text:style-name="P11"><text:s text:c="4"/>while(i--){</text:p>
      <text:p text:style-name="P11"><text:s text:c="8"/>serializedPoint[j++] = point.constraints[i].p2.x;</text:p>
      <text:p text:style-name="P11"><text:s text:c="8"/>serializedPoint[j++] = point.constraints[i].p2.y;</text:p>
      <text:p text:style-name="P11"><text:s text:c="4"/>}</text:p>
      <text:p text:style-name="P11"><text:s text:c="4"/>return serializedPoint;</text:p>
      <text:p text:style-name="P11">};</text:p>
      <text:p text:style-name="P11"/>
      <text:p text:style-name="P11">var SerializedCloth = function(){</text:p>
      <text:p text:style-name="P11"/>
      <text:p text:style-name="P11"><text:s text:c="4"/>this.points = [];</text:p>
      <text:p text:style-name="P11">};</text:p>
      <text:p text:style-name="P11"/>
      <text:p text:style-name="P12">Latency: ~ 80 ms.</text:p>
      <text:p text:style-name="P12">Data Size: ~375 kb per update call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3T20:25:11.298191665</meta:creation-date>
    <dc:date>2015-06-21T17:59:06.232367835</dc:date>
    <meta:editing-duration>PT23M4S</meta:editing-duration>
    <meta:editing-cycles>8</meta:editing-cycles>
    <meta:generator>LibreOffice/4.3.7.2$Linux_X86_64 LibreOffice_project/430m0$Build-2</meta:generator>
    <meta:document-statistic meta:table-count="1" meta:image-count="0" meta:object-count="0" meta:page-count="2" meta:paragraph-count="57" meta:word-count="278" meta:character-count="1896" meta:non-whitespace-character-count="1589"/>
  </office:meta>
</office:document-meta>
</file>